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ontagem manual</text:p>
      <text:p text:style-name="Standard"/>
      <text:p text:style-name="Standard">Crie um ponto de montagem para o compartilhamento:</text:p>
      <text:p text:style-name="Standard"># mkdir /mnt/mountpoint</text:p>
      <text:p text:style-name="Standard">Monte o compartilhamento usando mount.cifscomo type. Nem todas as opções listadas abaixo são necessárias ou desejáveis:</text:p>
      <text:p text:style-name="Standard"># mount -t cifs //SERVER/sharename /mnt/mountpoint -o username=username,password=password,workgroup=workgroup,iocharset=utf8,uid=username,gid=group</text:p>
      <text:p text:style-name="Standard">As opções uide gidcorrespondem ao usuário / grupo de usuários local (por exemplo, cliente) para ter acesso de leitura / gravação no caminho especificado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efferson Vitor d Santana</meta:initial-creator>
    <meta:creation-date>2020-03-17T00:33:50.951299187</meta:creation-date>
    <meta:generator>LibreOffice/6.3.5.2$Linux_X86_64 LibreOffice_project/30$Build-2</meta:generator>
    <dc:date>2020-03-17T01:15:50.057287585</dc:date>
    <dc:creator>Jefferson Vitor d Santana</dc:creator>
    <meta:editing-duration>PT41M59S</meta:editing-duration>
    <meta:editing-cycles>3</meta:editing-cycles>
    <meta:document-statistic meta:table-count="0" meta:image-count="0" meta:object-count="0" meta:page-count="1" meta:paragraph-count="6" meta:word-count="61" meta:character-count="507" meta:non-whitespace-character-count="452"/>
  </office:meta>
</office:document-meta>
</file>